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9.73cm" svg:height="10.528cm" svg:x="17.829cm" svg:y="1.64cm">
            <draw:object draw:notify-on-update-of-ranges="Arkusz1.B2:Arkusz1.B67 Arkusz1.A2:Arkusz1.A67 Arkusz1.C2:Arkusz1.C67 Arkusz1.A2:Arkusz1.A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SSI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10^(([.E2]-[.A2])/(10*[.D2]))" office:value-type="float" office:value="0.584341413373518" calcext:value-type="float">
            <text:p>0,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10^(([.E3]-[.A3])/(10*[.D3]))" office:value-type="float" office:value="0.630957344480193" calcext:value-type="float">
            <text:p>0,6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10^(([.E4]-[.A4])/(10*[.D4]))" office:value-type="float" office:value="0.681292069057961" calcext:value-type="float">
            <text:p>0,6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10^(([.E5]-[.A5])/(10*[.D5]))" office:value-type="float" office:value="0.735642254459641" calcext:value-type="float">
            <text:p>0,74</text:p>
          </table:table-cell>
          <table:table-cell table:style-name="ce1" office:value-type="float" office:value="0.5" calcext:value-type="float">
            <text:p>0,5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10^(([.E6]-[.A6])/(10*[.D6]))" office:value-type="float" office:value="0.794328234724282" calcext:value-type="float">
            <text:p>0,79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10^(([.E7]-[.A7])/(10*[.D7]))" office:value-type="float" office:value="0.857695898590894" calcext:value-type="float">
            <text:p>0,86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10^(([.E8]-[.A8])/(10*[.D8]))" office:value-type="float" office:value="0.926118728128794" calcext:value-type="float">
            <text:p>0,9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10^(([.E9]-[.A9])/(10*[.D9]))" office:value-type="float" office:value="1" calcext:value-type="float">
            <text:p>1,00</text:p>
          </table:table-cell>
          <table:table-cell table:style-name="ce1"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10^(([.E10]-[.A10])/(10*[.D10]))" office:value-type="float" office:value="1.07977516232771" calcext:value-type="float">
            <text:p>1,0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10^(([.E11]-[.A11])/(10*[.D11]))" office:value-type="float" office:value="1.16591440117983" calcext:value-type="float">
            <text:p>1,17</text:p>
          </table:table-cell>
          <table:table-cell table:style-name="ce1" office:value-type="float" office:value="1.5" calcext:value-type="float">
            <text:p>1,5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10^(([.E12]-[.A12])/(10*[.D12]))" office:value-type="float" office:value="1.25892541179417" calcext:value-type="float">
            <text:p>1,26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10^(([.E13]-[.A13])/(10*[.D13]))" office:value-type="float" office:value="1.35935639087853" calcext:value-type="float">
            <text:p>1,36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10^(([.E14]-[.A14])/(10*[.D14]))" office:value-type="float" office:value="1.46779926762207" calcext:value-type="float">
            <text:p>1,47</text:p>
          </table:table-cell>
          <table:table-cell table:style-name="ce1" office:value-type="float" office:value="2" calcext:value-type="float">
            <text:p>2,0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10^(([.E15]-[.A15])/(10*[.D15]))" office:value-type="float" office:value="1.58489319246111" calcext:value-type="float">
            <text:p>1,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10^(([.E16]-[.A16])/(10*[.D16]))" office:value-type="float" office:value="1.71132830416178" calcext:value-type="float">
            <text:p>1,7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10^(([.E17]-[.A17])/(10*[.D17]))" office:value-type="float" office:value="1.84784979742229" calcext:value-type="float">
            <text:p>1,85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10^(([.E18]-[.A18])/(10*[.D18]))" office:value-type="float" office:value="1.99526231496888" calcext:value-type="float">
            <text:p>2,00</text:p>
          </table:table-cell>
          <table:table-cell table:style-name="ce1" office:value-type="float" office:value="3" calcext:value-type="float">
            <text:p>3,0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10^(([.E19]-[.A19])/(10*[.D19]))" office:value-type="float" office:value="2.15443469003188" calcext:value-type="float">
            <text:p>2,15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10^(([.E20]-[.A20])/(10*[.D20]))" office:value-type="float" office:value="2.32630506715363" calcext:value-type="float">
            <text:p>2,33</text:p>
          </table:table-cell>
          <table:table-cell table:style-name="ce1" office:value-type="float" office:value="4" calcext:value-type="float">
            <text:p>4,00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10^(([.E21]-[.A21])/(10*[.D21]))" office:value-type="float" office:value="2.51188643150958" calcext:value-type="float">
            <text:p>2,5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10^(([.E22]-[.A22])/(10*[.D22]))" office:value-type="float" office:value="2.71227257933203" calcext:value-type="float">
            <text:p>2,7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10^(([.E23]-[.A23])/(10*[.D23]))" office:value-type="float" office:value="2.92864456462524" calcext:value-type="float">
            <text:p>2,9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10^(([.E24]-[.A24])/(10*[.D24]))" office:value-type="float" office:value="3.16227766016838" calcext:value-type="float">
            <text:p>3,16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10^(([.E25]-[.A25])/(10*[.D25]))" office:value-type="float" office:value="3.4145488738336" calcext:value-type="float">
            <text:p>3,4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10^(([.E26]-[.A26])/(10*[.D26]))" office:value-type="float" office:value="3.68694506451958" calcext:value-type="float">
            <text:p>3,69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10^(([.E27]-[.A27])/(10*[.D27]))" office:value-type="float" office:value="3.98107170553497" calcext:value-type="float">
            <text:p>3,9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10^(([.E28]-[.A28])/(10*[.D28]))" office:value-type="float" office:value="4.29866234708228" calcext:value-type="float">
            <text:p>4,30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śr</text:p>
          </table:table-cell>
          <table:table-cell office:value-type="string" calcext:value-type="string">
            <text:p>13 pomiarów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RSSI 1m</text:p>
          </table:table-cell>
          <table:table-cell table:style-name="ce1" office:value-type="string" calcext:value-type="string">
            <text:p>moc nadajnika</text:p>
          </table:table-cell>
          <table:table-cell office:value-type="string" calcext:value-type="string">
            <text:p>res 5m</text:p>
          </table:table-cell>
          <table:table-cell office:value-type="string" calcext:value-type="string">
            <text:p>prostopadle</text:p>
          </table:table-cell>
          <table:table-cell office:value-type="string" calcext:value-type="string">
            <text:p>równolegle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-86" calcext:value-type="float">
            <text:p>-86</text:p>
          </table:table-cell>
          <table:table-cell office:value-type="string" calcext:value-type="string">
            <text:p>-18dBm</text:p>
          </table:table-cell>
          <table:table-cell/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-70" calcext:value-type="float">
            <text:p>-70</text:p>
          </table:table-cell>
          <table:table-cell table:style-name="ce1" office:value-type="string" calcext:value-type="string">
            <text:p>-10dBm</text:p>
          </table:table-cell>
          <table:table-cell/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-57" calcext:value-type="float">
            <text:p>-57</text:p>
          </table:table-cell>
          <table:table-cell table:style-name="ce1" office:value-type="string" calcext:value-type="string">
            <text:p>+6dBm</text:p>
          </table:table-cell>
          <table:table-cell/>
          <table:table-cell table:number-columns-repeated="2" office:value-type="float" office:value="-57" calcext:value-type="float">
            <text:p>-5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-52" calcext:value-type="float">
            <text:p>-52</text:p>
          </table:table-cell>
          <table:table-cell table:style-name="ce1" office:value-type="string" calcext:value-type="string">
            <text:p>+8dBm</text:p>
          </table:table-cell>
          <table:table-cell/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</table:table-row>
        <table:table-row table:style-name="ro1" table:number-rows-repeated="45"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10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12:45:32.6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3T14:15:16.307000000</meta:creation-date>
    <dc:date>2021-07-29T16:42:25.560000000</dc:date>
    <meta:editing-duration>PT6H14M47S</meta:editing-duration>
    <meta:editing-cycles>14</meta:editing-cycles>
    <meta:generator>LibreOffice/7.1.4.2$Windows_X86_64 LibreOffice_project/a529a4fab45b75fefc5b6226684193eb000654f6</meta:generator>
    <meta:document-statistic meta:table-count="1" meta:cell-count="14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31cm" svg:height="10.529cm" xlink:href=".." xlink:type="simple" chart:class="chart:scatter" chart:style-name="ch1">
        <chart:legend chart:legend-position="end" svg:x="16.217cm" svg:y="4.807cm" style:legend-expansion="custom" svg:width="3.348cm" svg:height="1.084cm" style:legend-expansion-aspect-ratio="3.08856088560886" chart:style-name="ch2"/>
        <chart:plot-area chart:style-name="ch3" table:cell-range-address="Arkusz1.A2:Arkusz1.B67" chart:data-source-has-labels="row" svg:x="0.028cm" svg:y="0.407cm" svg:width="16.272cm" svg:height="9.516cm">
          <chart:coordinate-region svg:x="0.791cm" svg:y="0.602cm" svg:width="15.163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67" loext:label-string="obliczony" chart:class="chart:scatter">
            <chart:domain table:cell-range-address="Arkusz1.B2:Arkusz1.B67"/>
            <chart:data-point chart:repeated="66"/>
          </chart:series>
          <chart:series chart:style-name="ch8" chart:values-cell-range-address="Arkusz1.A2:Arkusz1.A67" loext:label-string="zmierzony" chart:class="chart:scatter">
            <chart:domain table:cell-range-address="Arkusz1.C2:Arkusz1.C67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obliczony</text:p>
              </table:table-cell>
              <table:table-cell office:value-type="string">
                <text:p>Kolumna C</text:p>
              </table:table-cell>
              <table:table-cell office:value-type="string">
                <text:p>zmierzo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341413373518">
                <text:p>0.584341413373518</text:p>
                <draw:g>
                  <svg:desc>Arkusz1.B2:Arkusz1.B67</svg:desc>
                </draw:g>
              </table:table-cell>
              <table:table-cell office:value-type="float" office:value="-50">
                <text:p>-50</text:p>
                <draw:g>
                  <svg:desc>Arkusz1.A2:Arkusz1.A67</svg:desc>
                </draw:g>
              </table:table-cell>
              <table:table-cell office:value-type="float" office:value="NaN">
                <text:p>NaN</text:p>
                <draw:g>
                  <svg:desc>Arkusz1.C2:Arkusz1.C67</svg:desc>
                </draw:g>
              </table:table-cell>
              <table:table-cell office:value-type="float" office:value="-50">
                <text:p>-50</text:p>
                <draw:g>
                  <svg:desc>Arkusz1.A2:Arkusz1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0957344480193">
                <text:p>0.630957344480193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1292069057961">
                <text:p>0.681292069057961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5642254459641">
                <text:p>0.735642254459641</text:p>
              </table:table-cell>
              <table:table-cell office:value-type="float" office:value="-53">
                <text:p>-53</text:p>
              </table:table-cell>
              <table:table-cell office:value-type="float" office:value="0.5">
                <text:p>0.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4328234724282">
                <text:p>0.794328234724282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7695898590894">
                <text:p>0.857695898590894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6118728128794">
                <text:p>0.926118728128794</text:p>
              </table:table-cell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977516232771">
                <text:p>1.07977516232771</text:p>
              </table:table-cell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591440117983">
                <text:p>1.16591440117983</text:p>
              </table:table-cell>
              <table:table-cell office:value-type="float" office:value="-59">
                <text:p>-59</text:p>
              </table:table-cell>
              <table:table-cell office:value-type="float" office:value="1.5">
                <text:p>1.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935639087853">
                <text:p>1.35935639087853</text:p>
              </table:table-cell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6779926762207">
                <text:p>1.46779926762207</text:p>
              </table:table-cell>
              <table:table-cell office:value-type="float" office:value="-62">
                <text:p>-62</text:p>
              </table:table-cell>
              <table:table-cell office:value-type="float" office:value="2">
                <text:p>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1132830416178">
                <text:p>1.71132830416178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784979742229">
                <text:p>1.84784979742229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-66">
                <text:p>-66</text:p>
              </table:table-cell>
              <table:table-cell office:value-type="float" office:value="3">
                <text:p>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5443469003188">
                <text:p>2.15443469003188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2630506715363">
                <text:p>2.32630506715363</text:p>
              </table:table-cell>
              <table:table-cell office:value-type="float" office:value="-68">
                <text:p>-68</text:p>
              </table:table-cell>
              <table:table-cell office:value-type="float" office:value="4">
                <text:p>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1227257933203">
                <text:p>2.71227257933203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2864456462524">
                <text:p>2.92864456462524</text:p>
              </table:table-cell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45488738336">
                <text:p>3.4145488738336</text:p>
              </table:table-cell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8694506451958">
                <text:p>3.68694506451958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9866234708228">
                <text:p>4.29866234708228</text:p>
              </table:table-cell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